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24-12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24-03-1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22-12-05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21-12-1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9-12-1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8-12-1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7-12-1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6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9064" calcext:value-type="float">
            <text:p>75.5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802</text:p>
          </table:table-cell>
          <table:table-cell office:value-type="string" calcext:value-type="string">
            <text:p>197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